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D000000A346F6100BC8E2FB3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.862cm" fo:min-width="5.59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6.862cm" fo:min-width="9.91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6.862cm" fo:min-width="5.342cm"/>
    </style:style>
    <style:style style:name="gr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3.334cm, 7.805cm, 60.197cm, 6.099cm)" draw:image-opacity="100%" style:mirror="none"/>
    </style:style>
    <style:style style:name="gr7" style:family="graphic" style:parent-style-name="Object_20_without_20_fill_5f_1">
      <style:graphic-properties draw:marker-end="Arrow" draw:marker-end-width="0.3cm" draw:fill="none" draw:textarea-vertical-align="middle"/>
    </style:style>
    <style:style style:name="gr8" style:family="graphic" style:parent-style-name="Default_5f_1">
      <style:graphic-properties draw:stroke="none" svg:stroke-width="0.044cm" draw:stroke-linejoin="miter" draw:fill="solid" draw:fill-color="#ffffff"/>
    </style:style>
    <style:style style:name="gr9" style:family="graphic" style:parent-style-name="Default_5f_1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058cm" svg:height="15.749cm" svg:x="0.134cm" svg:y="0.001cm">
          <draw:image xlink:href="Pictures/10000201000007D000000A346F6100BC8E2FB32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4" draw:layer="layout" svg:width="6.096cm" svg:height="7.112cm" svg:x="20.32cm" svg:y="0.508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ar downstrea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414cm" svg:height="7.112cm" svg:x="8.128cm" svg:y="0.508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At the airfoil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842cm" svg:height="7.112cm" svg:x="0.762cm" svg:y="0.508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ar upstream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4.742cm" svg:height="0.677cm" svg:x="13.052cm" svg:y="2.764cm">
          <draw:image xlink:href="Pictures/10000201000007D000000A346F6100BC8E2FB32C.png" xlink:type="simple" xlink:show="embed" xlink:actuate="onLoad">
            <text:p/>
          </draw:image>
        </draw:frame>
        <draw:line draw:style-name="gr7" draw:text-style-name="P1" draw:layer="layout" svg:x1="2.286cm" svg:y1="3.018cm" svg:x2="4.826cm" svg:y2="3.018cm">
          <text:p text:style-name="P3"/>
        </draw:line>
        <draw:g>
          <svg:title>TexMaths</svg:title>
          <svg:desc>28§display§V_\infty§svg§600§FALSE§</svg:desc>
          <draw:polygon draw:style-name="gr8" draw:text-style-name="P5" draw:layer="layout" svg:width="1.36cm" svg:height="0.821cm" svg:x="3.157cm" svg:y="1.935cm" svg:viewBox="0 0 1361 822" draw:points="681,822 0,822 0,0 1361,0 1361,822">
            <text:p/>
          </draw:polygon>
          <draw:path draw:style-name="gr9" draw:text-style-name="P6" draw:layer="layout" svg:width="0.702cm" svg:height="0.696cm" svg:x="3.213cm" svg:y="1.935cm" svg:viewBox="0 0 703 697" svg:d="M564 112c49-76 90-78 128-81 11-2 11-18 11-20 0-7-5-11-11-11-27 0-56 2-83 2-31 0-65-2-96-2-7 0-21 0-21 18 0 11 9 13 16 13 27 3 47 12 47 32 0 15-16 38-16 38l-302 482-67-523c0-17 23-29 67-29 14 0 25 0 25-20 0-9-7-11-14-11-40 0-82 2-123 2-18 0-35 0-53 0s-36-2-54-2c-7 0-18 0-18 18 0 13 9 13 25 13 56 0 56 9 58 34l78 609c5 18 7 23 20 23 16 0 20-5 27-18z">
            <text:p/>
          </draw:path>
          <draw:path draw:style-name="gr9" draw:text-style-name="P6" draw:layer="layout" svg:width="0.679cm" svg:height="0.313cm" svg:x="3.784cm" svg:y="2.45cm" svg:viewBox="0 0 680 314" svg:d="M347 117c-38-43-49-57-74-74-42-32-87-43-125-43-85 0-148 74-148 157 0 80 60 157 146 157 96 0 163-81 188-117 35 43 47 54 73 74 43 29 88 43 126 43 85 0 147-74 147-157s-60-157-147-157c-94 0-161 78-186 117zM367 141c29-45 90-114 172-114 72 0 121 63 121 130 0 65-53 119-116 119-65 0-110-54-177-135zM311 173c-27 44-87 114-172 114-70 0-119-63-119-130s54-119 117-119c64 0 109 54 174 135z">
            <text:p/>
          </draw:path>
          <draw:g>
            <svg:title>TexMaths</svg:title>
            <svg:desc>28§display§\dot{m}§svg§600§FALSE§</svg:desc>
            <draw:polygon draw:style-name="gr10" draw:text-style-name="P5" draw:layer="layout" svg:width="0.867cm" svg:height="0.658cm" svg:x="3.302cm" svg:y="3.364cm" svg:viewBox="0 0 868 659" draw:points="433,659 0,659 0,0 868,0 868,659">
              <text:p/>
            </draw:polygon>
            <draw:path draw:style-name="gr11" draw:text-style-name="P6" draw:layer="layout" svg:width="0.107cm" svg:height="0.107cm" svg:x="3.681cm" svg:y="3.362cm" svg:viewBox="0 0 108 108" svg:d="M108 54c0-27-23-54-54-54-34 0-54 29-54 54 0 27 22 54 54 54 33 0 54-30 54-54z">
              <text:p/>
            </draw:path>
            <draw:path draw:style-name="gr11" draw:text-style-name="P6" draw:layer="layout" svg:width="0.809cm" svg:height="0.447cm" svg:x="3.331cm" svg:y="3.586cm" svg:viewBox="0 0 810 448" svg:d="M58 379c-2 15-9 38-9 42 0 18 14 27 30 27 11 0 29-9 35-27 3-2 14-49 18-74l23-89c6-21 11-43 18-65 2-18 11-47 11-50 16-31 67-121 161-121 45 0 54 36 54 70 0 24-6 51-15 80l-27 115-21 76c-4 20-11 54-11 58 0 18 14 27 27 27 32 0 38-25 45-56 13-56 52-199 61-240 2-11 53-130 161-130 43 0 54 34 54 70 0 56-41 168-61 222-9 22-13 33-13 53 0 47 33 81 81 81 94 0 130-143 130-152s-9-9-12-9c-11 0-11 2-15 18-16 51-47 121-101 121-18 0-25-9-25-32 0-24 9-49 18-71 20-52 61-162 61-218 0-62-38-105-112-105s-126 43-162 96c-2-13-4-47-31-71-25-21-56-25-81-25-90 0-139 63-155 85-4-56-47-85-92-85s-63 38-72 56c-18 36-31 94-31 96 0 9 9 9 11 9 11 0 11 0 18-22 16-70 36-117 72-117 16 0 31 7 31 45 0 20-4 32-15 83z">
              <text:p/>
            </draw:path>
          </draw:g>
        </draw:g>
        <draw:line draw:style-name="gr7" draw:text-style-name="P1" draw:layer="layout" svg:x1="9.398cm" svg:y1="2.935cm" svg:x2="11.782cm" svg:y2="3.526cm">
          <text:p/>
        </draw:line>
        <draw:line draw:style-name="gr12" draw:text-style-name="P1" draw:layer="layout" svg:x1="9.398cm" svg:y1="2.935cm" svg:x2="11.782cm" svg:y2="2.935cm">
          <text:p/>
        </draw:line>
        <draw:g>
          <svg:title>TexMaths</svg:title>
          <svg:desc>28§display§\gamma§svg§600§FALSE§</svg:desc>
          <draw:polygon draw:style-name="gr10" draw:text-style-name="P5" draw:layer="layout" svg:width="0.565cm" svg:height="0.599cm" svg:x="12.036cm" svg:y="2.907cm" svg:viewBox="0 0 566 600" draw:points="282,600 0,600 0,0 566,0 566,600">
            <text:p/>
          </draw:polygon>
          <draw:path draw:style-name="gr11" draw:text-style-name="P6" draw:layer="layout" svg:width="0.518cm" svg:height="0.629cm" svg:x="12.054cm" svg:y="2.896cm" svg:viewBox="0 0 519 630" svg:d="M22 180c38-110 146-110 157-110 150 0 161 167 161 243 0 58-4 74-13 93-21 70-50 181-50 207 0 10 5 17 12 17 13 0 22-22 31-59 25-80 33-134 38-165 2-11 2-24 7-37 31-93 96-236 134-313 7-10 20-32 20-36 0-9-11-9-13-9-3 0-9 0-12 6-51 92-91 187-129 283-3-28-3-102-41-196-24-56-64-104-132-104-123 0-192 146-192 176 0 9 9 9 18 9z">
            <text:p/>
          </draw:path>
        </draw:g>
        <draw:line draw:style-name="gr7" draw:text-style-name="P1" draw:layer="layout" svg:x1="21.822cm" svg:y1="2.965cm" svg:x2="23.854cm" svg:y2="4.318cm">
          <text:p/>
        </draw:line>
        <draw:line draw:style-name="gr12" draw:text-style-name="P1" draw:layer="layout" svg:x1="21.822cm" svg:y1="2.965cm" svg:x2="24.206cm" svg:y2="2.965cm">
          <text:p/>
        </draw:line>
        <draw:g>
          <svg:title>TexMaths</svg:title>
          <svg:desc>28§display§\phi§svg§600§FALSE§</svg:desc>
          <draw:polygon draw:style-name="gr10" draw:text-style-name="P5" draw:layer="layout" svg:width="0.587cm" svg:height="0.878cm" svg:x="24.028cm" svg:y="3.302cm" svg:viewBox="0 0 588 879" draw:points="293,879 0,879 0,0 588,0 588,879">
            <text:p/>
          </draw:polygon>
          <draw:path draw:style-name="gr11" draw:text-style-name="P6" draw:layer="layout" svg:width="0.515cm" svg:height="0.887cm" svg:x="24.077cm" svg:y="3.302cm" svg:viewBox="0 0 516 888" svg:d="M382 25c0-3 5-14 5-16 0 0 0-9-14-9-9 0-11 2-13 20l-58 229c-157 4-302 134-302 269 0 94 69 173 190 179-9 32-16 63-22 92-14 47-23 86-23 88 0 11 7 11 12 11 4 0 6 0 11-4 0-3 6-25 9-39l38-148c158-4 301-139 301-271 0-78-51-168-190-177zM195 675c-61-2-130-36-130-137 0-116 85-255 230-269zM322 269c74 5 132 49 132 137 0 116-85 258-235 269z">
            <text:p/>
          </draw:path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1:59:33.113287768</meta:creation-date>
    <dc:date>2018-11-13T12:14:25.034994046</dc:date>
    <meta:editing-duration>PT14M35S</meta:editing-duration>
    <meta:editing-cycles>4</meta:editing-cycles>
    <meta:generator>LibreOffice/6.0.6.2$Linux_X86_64 LibreOffice_project/00m0$Build-2</meta:generator>
    <meta:document-statistic meta:object-count="49"/>
  </office:meta>
</office:document-meta>
</file>